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Title">
      <style:paragraph-properties fo:text-align="center" style:justify-single-word="false"/>
      <style:text-properties officeooo:paragraph-rsid="000d322c"/>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e8822" fo:background-color="#ff6600" loext:char-shading-value="0"/>
    </style:style>
    <style:style style:name="T6" style:family="text">
      <style:text-properties officeooo:rsid="0010e946" fo:background-color="#ff6600" loext:char-shading-value="0"/>
    </style:style>
    <style:style style:name="T7" style:family="text">
      <style:text-properties officeooo:rsid="000f69ac"/>
    </style:style>
    <style:style style:name="T8" style:family="text">
      <style:text-properties officeooo:rsid="000e8822" fo:background-color="transparent" loext:char-shading-value="0"/>
    </style:style>
    <style:style style:name="T9" style:family="text">
      <style:text-properties officeooo:rsid="000f69ac" fo:background-color="transparent" loext:char-shading-value="0"/>
    </style:style>
    <style:style style:name="T10" style:family="text">
      <style:text-properties officeooo:rsid="0010e9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Pi-Injector</text:span></text:p>
      <text:p text:style-name="P5">Manuel d'utilisation</text:p>
      <text:p text:style-name="P1"/>
      <text:p text:style-name="P1"/>
      <text:h text:style-name="P6"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4.2.4 et 4.2.5 de JPPF et que, si beaucoup d'entre elles devraient être compatibles, nous ne pouvons garantir le bon fonctionnement de notre logiciel avec les autres versions.</text:span></text:p>
      <text:p text:style-name="P3"><text:span text:style-name="T1"><text:tab/>Nous allons voir dans ce manuel toute la procédure à mettre en place pour configurer complêtement l'application.</text:spa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3"><text:span text:style-name="T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span></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4"><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 Quand ces modifications ont été faites, vous pouvez lancer le driver avec le script "startDriver" (.sh ou .bat en fonction du système d'exploitation).</text:span></text:p>
      <text:p text:style-name="P4"><text:tab/><text:span text:style-name="T4">La dernière étape consiste à lancer l'application Pi-Injector elle-même. Dans le dossier "Pi-Injector", exécutez le script "Launcher". Par défaut, l'adresse d'accès à l'interface graphique est "localhost:8080", </text:span><text:span text:style-name="T5">mais vous pouvez changer le port en fournissant le paramètre "-port xxx" où "xxx" est le numéro de port souhaité.</text:span><text:span text:style-name="T8"> </text:span><text:span text:style-name="T9">Le script doit tourner pendant toute la durée d'exécution des tests.</text:span></text:p>
      <text:p text:style-name="P4"><text:span text:style-name="T9"/></text:p>
      <text:p text:style-name="P4"><text:tab/><text:span text:style-name="T7">Félicitation, vous pouvez à présent utiliser l'application Pi-Injector ! Pour vous assurer de ne rien manquer des possibilités offertes, la partie suivante de ce manuel va vous expliquer pas à pas comment utiliser l'interface graphique.</text:span></text:p>
      <text:h text:style-name="P7" text:outline-level="1">Utilisation</text:h>
      <text:p text:style-name="P1"/>
      <text:p text:style-name="P1"><text:tab/><text:span text:style-name="T10">Une fois les différents composants de l'application configurés et lancés, rendez-vous sur "localhost:8080" (</text:span><text:span text:style-name="T6">ou tout autre port que vous avez rensiegné</text:span><text:span text:style-name="T10">)</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5M51S</meta:editing-duration>
    <meta:editing-cycles>7</meta:editing-cycles>
    <meta:generator>LibreOffice/4.2.6.3$Windows_x86 LibreOffice_project/3fd416d4c6db7d3204c17ce57a1d70f6e531ee21</meta:generator>
    <dc:date>2015-01-24T14:11:32.147000000</dc:date>
    <meta:document-statistic meta:table-count="0" meta:image-count="0" meta:object-count="0" meta:page-count="2" meta:paragraph-count="13" meta:word-count="451" meta:character-count="3117" meta:non-whitespace-character-count="2670"/>
    <meta:user-defined meta:name="Info 1"/>
    <meta:user-defined meta:name="Info 2"/>
    <meta:user-defined meta:name="Info 3"/>
    <meta:user-defined meta:name="Info 4"/>
  </office:meta>
</office:document-meta>
</file>